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0e0e0"/>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9.06.21 01:42   |   <text:a xlink:type="simple" xlink:href="http://palinfo.habago.org/Entry?Command=Information_PrintForum&amp;iPage=3&amp;sType=FORUM#FORUM37585"><text:span text:style-name="T2">#</text:span></text:a></text:p>
      <text:p text:style-name="P2">卡韓政變<text:span text:style-name="T3"><text:s/>(89)</text:span>：印度大選啟示錄<text:span text:style-name="T3"> <text:line-break/><text:line-break/></text:span>陳真<text:span text:style-name="T3"><text:s/>2019. 06. 20. <text:line-break/><text:line-break/><text:line-break/></text:span>一篇報導<text:span text:style-name="T3"> <text:line-break/><text:line-break/></text:span>底下是前天<text:span text:style-name="T3"><text:s/>(6</text:span>月<text:span text:style-name="T3">18</text:span>日<text:span text:style-name="T3">) </text:span>聯合報的新聞，標題是：<text:span text:style-name="T3">"</text:span>民主失靈？世界最大民主國家逾<text:span text:style-name="T3">4</text:span>成國會議員是刑事犯<text:span text:style-name="T3">"</text:span>。報導指出：<text:span text:style-name="T3"> <text:line-break/><text:line-break/></text:span>「印度總理莫迪的人民黨，在近日的國會大選中獲得歷史性勝利，但同時也暴露出金錢、權力和政治人物操守問題對於這個世界最大民主國家的影響。據美聯社報導，本屆下議院議員中，<text:span text:style-name="T3">43%</text:span>面臨刑事訴訟，超過四分之一的議員涉及性侵、謀殺或謀殺未遂。<text:span text:style-name="T3"> <text:line-break/><text:line-break/></text:span>這些議員仍可就任，因為還沒被定罪。印度司法體系積壓了大約三千萬宗案件，審判過程經常拖延數十年。當涉案議員被問到涉及的官司時，總是宣稱遭政敵誣陷。<text:span text:style-name="T3"> <text:line-break/><text:line-break/></text:span>儘管莫迪<text:span text:style-name="T3">2014</text:span>年競選時誓言清除貪腐，但問題似乎愈來愈糟。從<text:span text:style-name="T3">1960</text:span>年代起，一些印度政治人物開始和黑道掛勾，取得資金和選票。黑道人物有樣學樣，乾脆自己投身政治。檢調官員在選戰期間起出大量賄選財物，總價值高達<text:span text:style-name="T3">5</text:span>億美元，包括<text:span text:style-name="T3">1.2</text:span>億美元的現金，是<text:span text:style-name="T3">2014</text:span>年查獲金額的<text:span text:style-name="T3">3</text:span>倍。<text:span text:style-name="T3"> <text:line-break/><text:line-break/></text:span>選舉花費愈來愈高，變相鼓勵財力雄厚的黑道人物投入政治。新德里的「媒體研究中心」統計，今年印度各政黨和候選人總共花費<text:span text:style-name="T3">86.5</text:span>億美元打選戰，比<text:span text:style-name="T3">5</text:span>年前高出一倍，一般人根本沒有從政的財力。<text:span text:style-name="T3"> <text:line-break/><text:line-break/></text:span>分析家表示，另一個貪腐的關鍵原因是印度政黨獲得資助的方式。印度政黨允許接受外國資金，任何公司都可以捐贈任意金額給任何政黨、個人或團體；公司還可以透過選舉債券匿名捐款。捐助者不需公開他們捐助哪個政黨，政黨也不用公開資金來源。」<text:span text:style-name="T3"> <text:line-break/><text:line-break/></text:span>看見台灣<text:span text:style-name="T3"> <text:line-break/><text:line-break/></text:span>從印度身上，你就能看見台灣。台灣的假民主真黑金體制及美帝殖民主義之可怕程度如果是<text:span text:style-name="T3">1</text:span>，那麼印度恐怕就是<text:span text:style-name="T3">1000 (</text:span>我們該因此感到慶幸嗎？<text:span text:style-name="T3">)</text:span>。程度雖不同，但本質同一。<text:span text:style-name="T3"> <text:line-break/><text:line-break/></text:span>一如台海兵戰風險，印度很可能會是中國日後一個具有挑釁實力的心腹大患。<text:span text:style-name="T3">2005</text:span>年，美國國家情報委員會<text:span text:style-name="T3"><text:s/>(National Intelligence Council) </text:span>出版一本<text:span text:style-name="T3"><text:s/>"</text:span>型塑全球未來<text:span text:style-name="T3">" (Mapping the Global Future: Report of the National Intelligence Council's 2020 Project) </text:span>的研究報告：<text:span text:style-name="T3"> <text:line-break/><text:line-break/>https://amzn.to/2WSjSeW <text:line-break/><text:line-break/></text:span>這書開宗明義指出：<text:span text:style-name="T3"> <text:line-break/><text:line-break/>Why India's Relations with the United States and China Will Shape the World in the Twenty-first Century? The likely emergence of China and India as new major global players—similar to the rise of Germany in the 19th century and America in the 20th century—will transform the geopolitical landscape, with impacts potentially as dramatic as those of the previous two centuries. (</text:span>為何印度和中國與美國的關係將決定<text:span text:style-name="T3"><text:s/>21</text:span>世紀的面貌？中、印兩國的崛起，成為全球政治新玩家<text:span text:style-name="T3">--</text:span>這很像德國與美國分別在十九世紀和二十世紀的崛起<text:span text:style-name="T3">--</text:span>終將改變地緣政治的風貌，一如前兩個世紀那般影響深遠且戲劇化。<text:span text:style-name="T3">) <text:line-break/><text:line-break/></text:span>不過，這部份不是我現在要說的。我只是想說，台灣不會僅僅只是台灣，不會僅僅只是一個島嶼的現在與未來，而是一整個世界局勢的一部份，一個棋子。這棋子究竟能有多少自主作為，究竟如何趨吉避凶抑或放任豺狼橫行，也許將深深影響島嶼居民好幾代人的命運。<text:span text:style-name="T3"> <text:line-break/><text:line-break/></text:span>因為美國擺明衝著中國而來的<text:span text:style-name="T3"><text:s/>"</text:span>重返亞洲<text:span text:style-name="T3">" </text:span>與<text:span text:style-name="T3"><text:s/>"</text:span>印太戰略<text:span text:style-name="T3">"</text:span>，我對印度向來十分關注，從而也略微有點了解，一直想寫些東西，但千言萬語寫不完，不知從何說起。當主流媒體近乎完全消音或扭曲某些事時，你若提起，哪怕只是提起一些基本事實與普通常識，人們聽在耳裏，也許就會像聽到什麼陰謀論或偏激言論或天方夜譚那樣不足採信。不過，事實就是事實。我所知道的，恐怕都還遠遠不及黑暗事實的千百分之一。<text:span text:style-name="T3"> <text:line-break/><text:line-break/></text:span>從莫迪說起<text:span text:style-name="T3"> <text:line-break/><text:line-break/></text:span>就從最近在印度國會大選中再度大獲全勝的印度總理莫迪<text:span text:style-name="T3"><text:s/>(Narendra Modi) </text:span>說起吧。莫迪出身<text:span text:style-name="T3"><text:s/>Rashtriya Swayamsevak Sangh (</text:span>印度國民志願服務團<text:span text:style-name="T3">)</text:span>，簡稱<text:span text:style-name="T3"><text:s/>RSS</text:span>，是一個鼓吹暴力的印度教準軍事極右組織，視穆斯林為敵，宣揚印度教民族主義，其成員從年幼起便訓練使用刀劍棍棒，灌輸仇視異教徒之思想，屢次發動針對穆斯林之流血衝突，旨在追求建立一個具有極端排它性的<text:span text:style-name="T3"><text:s/>"</text:span>印度教的印度<text:span text:style-name="T3">"</text:span>，認為那才是<text:span text:style-name="T3"><text:s/>"</text:span>正港ㄟ印度人<text:span text:style-name="T3">" </text:span>。泰戈爾曾把這樣一種意識形態斥之為印度種種痛苦問題的<text:span text:style-name="T3"><text:s/>"</text:span>根源<text:span text:style-name="T3">"</text:span>，指其傷害印度甚鉅。<text:span text:style-name="T3"> <text:line-break/><text:line-break/></text:span>莫迪一方面是<text:span text:style-name="T3">RSS</text:span>成員，其所屬的<text:span text:style-name="T3"><text:s/>"</text:span>印度人民黨<text:span text:style-name="T3">" (Bharatiya Janata Party</text:span>，簡稱<text:span text:style-name="T3"><text:s/>BJP)</text:span>，就是在<text:span text:style-name="T3"><text:s/>RSS </text:span>的支持下成立，兩者成員重疊，系出同源，沆瀣一氣，屬<text:span text:style-name="T3"><text:s/>RSS </text:span>的政治側翼，而<text:span text:style-name="T3"><text:s/>"</text:span>世界印度教議會<text:span text:style-name="T3">" (</text:span>簡稱<text:span text:style-name="T3"><text:s/>VHP) </text:span>則屬<text:span text:style-name="T3"><text:s/>RSS </text:span>的宗教分支，裏頭的<text:span text:style-name="T3"><text:s/>Bajrang Dal (</text:span>我不知道中文怎麼翻譯<text:span text:style-name="T3">) </text:span>則是負責武裝攻擊的百萬青年軍。<text:span text:style-name="T3"> <text:line-break/><text:line-break/></text:span>當年暗殺甘地的兇手，就是<text:span text:style-name="T3"><text:s/>RSS </text:span>的成員，至今仍被該組織視為<text:span text:style-name="T3"><text:s/>"</text:span>印度人的英雄<text:span text:style-name="T3">"</text:span>；種種親美反中、仇視穆斯林的基本論調與熱血沸騰，跟台灣十分相似，動不動就是<text:span text:style-name="T3"><text:s/>"</text:span>咱勇敢ㄟ印度人<text:span text:style-name="T3">"</text:span>，強調什麼<text:span text:style-name="T3"><text:s/>"</text:span>正港ㄟ印度人<text:span text:style-name="T3">"</text:span>，排斥所謂外來者。差別只是在於台灣仇中反華但不反穆斯林，也不搞大屠殺。<text:span text:style-name="T3"> <text:line-break/><text:line-break/></text:span>一如人權紀錄極端可怕的沙烏地阿拉伯是美國所領導的<text:span text:style-name="T3"><text:s/>"</text:span>民主世界<text:span text:style-name="T3">" </text:span>成員，印度亦然，它是美國反中的忠實盟友。因此，哪怕它如何瘋狂違反人權，如何姦殺擄掠，如何虐殺異己，如何大規模挑起宗教血腥衝突與仇恨，照樣還是民主世界發光發亮的所謂<text:span text:style-name="T3"><text:s/>"</text:span>民主燈塔<text:span text:style-name="T3">"</text:span>。<text:span text:style-name="T3"> <text:line-break/><text:line-break/></text:span>對此你不覺得很離譜嗎？千百倍於中國的人權惡行，卻不為世人所知，而中國的一點雞毛蒜皮小事，比方說根本一點問題也沒有的逃犯條例，卻硬是被西方主流媒體給抹黑得好像什麼人人得而誅之的世界巨大恐怖罪行。<text:span text:style-name="T3"> <text:line-break/><text:line-break/></text:span>各位整天跟著吶喊自由民主的蠢血沸騰者，不妨把熱血降一下火，不妨先冷靜地細細思量並深入了解所謂民主國家、民主友人、民主世界以及所謂獨裁國家等等等，究竟是什麼樣的真實樣貌，然後再來熱血沸騰也不遲。<text:span text:style-name="T3"> <text:line-break/><text:line-break/></text:span>阿基米德有句名言說，<text:span text:style-name="T3">"</text:span>給我一個支點，我就能撐起一個地球<text:span text:style-name="T3">"</text:span>。我也有個名言：給我一個主流媒體，我保證能讓你隨時莫名其妙就熱血沸騰。<text:span text:style-name="T3"> <text:line-break/><text:line-break/></text:span>事實上，莫迪因為鼓吹暴力，屢屢挑起族群血腥衝突事件，許多國際人權機構呼籲將他繩之以法，過去曾遭美國禁止入境，禁令長達九年。可是，當他聲勢鵲起、選上總理後，這位曾經主導一場針對穆斯林的大屠殺、導致兩千多人死亡及十五萬人流離失所的恐怖份子，竟然一夕之間就不恐怖了，變成<text:span text:style-name="T3"><text:s/>"</text:span>民主同盟<text:span text:style-name="T3">" </text:span>了。<text:span text:style-name="T3"> <text:line-break/><text:line-break/></text:span>印度版二二八事件<text:span text:style-name="T3"> <text:line-break/><text:line-break/></text:span>話說<text:span text:style-name="T3">2001</text:span>年，莫迪擔任印度古吉拉特邦<text:span text:style-name="T3"><text:s/>(Gujarat) </text:span>的首長。這地方就是甘地的誕生地。隔年<text:span text:style-name="T3"><text:s/>(2002</text:span>年<text:span text:style-name="T3">) </text:span>的<text:span text:style-name="T3">2</text:span>月<text:span text:style-name="T3">27</text:span>日，當地一輛火車莫名起火燃燒，導致車上五十八名印度教徒死亡。至於火苗從何而來，始終缺乏證據。但是，莫迪所領導的地方政府卻一口咬定是穆斯林所為。案發隔天<text:span text:style-name="T3"><text:s/>(2</text:span>月<text:span text:style-name="T3">28</text:span>日<text:span text:style-name="T3">)</text:span>，莫迪以首長身份帶頭上街抬棺送葬，下令明訂<text:span text:style-name="T3"><text:s/>228 </text:span>為<text:span text:style-name="T3"><text:s/>"</text:span>哀悼日<text:span text:style-name="T3">"</text:span>，旋即發動印度版的二二八事件，血洗穆斯林。<text:span text:style-name="T3"> <text:line-break/><text:line-break/></text:span>一如緬甸軍方之屠殺羅興亞人，莫迪所領導的古吉拉特邦政府及警察，不但不制止屠殺，反而提供暴民各項協助與情資，包括提供人員清單與地址，鼓動暴民血洗穆斯林家庭，甚至抓捕企圖逃走的穆斯林難民，把他們交到暴民手上，任其殺戮、強姦。<text:span text:style-name="T3"> <text:line-break/><text:line-break/></text:span>諸多證據指向一項疑慮：亦即這個暴民屠殺事件是否有可能籌畫已久，而非臨時起意？比方說，一些穆斯林商店事發前數周就已耳聞風聲，為了安全起見，早已更換招牌，避免被指認穆斯林身份，但依舊遭到暴民極其精準且迅速的洗劫、屠殺與強姦。<text:span text:style-name="T3"> <text:line-break/><text:line-break/></text:span>恐怖大屠殺持續長達數月之久。根據國際特赦組織和人權觀察組織的各種調查報告與新聞稿，共有兩千多人死亡，傷者無數，數萬個穆斯林家庭被燒毀，大約十五萬人失去家園。許多暴民就是<text:span text:style-name="T3"><text:s/>RSS</text:span>、印度人民黨<text:span text:style-name="T3"><text:s/>(BJP) </text:span>或<text:span text:style-name="T3"><text:s/>"</text:span>世界印度教議會<text:span text:style-name="T3">" (VHP) </text:span>的成員。<text:span text:style-name="T3"> <text:line-break/><text:line-break/></text:span>事件至今已<text:span text:style-name="T3">17</text:span>年，除了零星幾位個案極其緩慢的司法樣板作業外，沒有任何兇手受到法律制裁。十年後<text:span text:style-name="T3"><text:s/>(2012</text:span>年<text:span text:style-name="T3">)</text:span>，根據國際特赦組織的報告，仍有兩萬多名當年受害者棲居帳蓬，無家可歸，卻旋即遭到印度政府的驅離。<text:span text:style-name="T3"> <text:line-break/><text:line-break/></text:span>有一本書叫做<text:span text:style-name="T3"><text:s/>"IN SPITE OF THE GODS</text:span>：<text:span text:style-name="T3">THE STRANGE RISE OF MODERN INDIA"</text:span>，作者叫<text:span text:style-name="T3"><text:s/>EDWARD LUCE</text:span>，是美國<text:span text:style-name="T3"><text:s/>"</text:span>金融時報<text:span text:style-name="T3">" </text:span>的資深記者，於暴亂事件前後那幾年<text:span text:style-name="T3"><text:s/>(2001-2005) </text:span>派駐印度。這裏可以下載全書：<text:span text:style-name="T3"> <text:line-break/><text:line-break/>https://bit.ly/2WTSrRK <text:line-break/><text:line-break/></text:span>書中有一章，簡略描述了屠殺經過。我約略轉述其中幾段<text:span text:style-name="T3"><text:s/>(158</text:span>頁至<text:span text:style-name="T3">160</text:span>頁<text:span text:style-name="T3">) </text:span>如下：<text:span text:style-name="T3"> <text:line-break/><text:line-break/>"2002</text:span>年，發生在古吉拉特邦的的高德拉（<text:span text:style-name="T3">Godhra</text:span>）暴亂屠殺，事實上直接延續<text:span text:style-name="T3">1992</text:span>年<text:span text:style-name="T3"><text:s/>(</text:span>印度古城<text:span text:style-name="T3">) </text:span>阿約提亞<text:span text:style-name="T3"><text:s/>(Ayodhya) </text:span>的清真寺被人民黨<text:span text:style-name="T3"><text:s/>(BJP) </text:span>所發動的暴民鏟平事件，至於<text:span text:style-name="T3">2002</text:span>年<text:span text:style-name="T3">2</text:span>月<text:span text:style-name="T3">27</text:span>日的高德拉火燒車事件，導致五十八名隸屬<text:span text:style-name="T3"><text:s/>VHP </text:span>的印度教徒之死亡，則是一個導火線。<text:span text:style-name="T3"> <text:line-break/><text:line-break/></text:span>這些印度教徒此行的任務之一，就是要求印度政府在被摧毀的清真寺土地上改建印度教寺廟。高德拉火車站附近有個人口眾多的穆斯林社區，許多居民就在火車站當小販或苦力以維持生計。他們表明，過去數周來經常遭到印度教徒的辱罵與挑釁。<text:span text:style-name="T3"> <text:line-break/><text:line-break/></text:span>印度政府對事件進行了調查，仍無法找到車廂著火原因。但是莫迪所領導的地方政府，卻在事件後逕自宣布<text:span text:style-name="T3">228</text:span>為哀悼日，並且在古吉拉特邦最大的城市街道上為死者送葬，公然煽動暴力，於是數千名印度教徒旋即包圍了城市中每個穆斯林社區，發動攻擊。<text:span text:style-name="T3"> <text:line-break/><text:line-break/></text:span>血腥證詞<text:span text:style-name="T3"> <text:line-break/><text:line-break/></text:span>暴亂殺戮方興未艾之際，莫迪發表談話，指稱這場暴亂屠殺只是一種「很自然」的反應，並引用牛頓第三定律說，「每一個力量，都會引起一個具有同等力道的反作用力」。這話無異鼓勵更多殺戮。問題是，莫迪所鼓動的所謂「反作用力」卻完全不成比例。在莫迪的鼓動下，一波波更加殘暴的血腥殺戮迅即在整個城邦蔓延開來，許多目擊者留下證詞，一些血腥場面也被電視鏡頭記錄下來。<text:span text:style-name="T3"> <text:line-break/><text:line-break/></text:span>其中，最令人髮指的是暴徒們傷害穆斯林婦女和兒童的方式。暴徒們往往聚眾輪姦婦女，事後便把煤油灌進婦女及兒童的喉嚨，用點燃的火柴引發烈火，數百人就站在一旁雀躍歡呼，欣賞這奇特且令人毛骨悚然的屠殺婦孺與小孩的方式。暴徒們以此虐殺方式，做為一種報復性的殺戮儀式。<text:span text:style-name="T3"> <text:line-break/><text:line-break/></text:span>暴徒們還會刻意把受害婦孺與小孩的男性家庭成員全數拖到火刑現場，逼迫他們親眼目睹妻子兒女的喉嚨被灌入媒油活活燒死的痛苦慘狀，然後接著再把這些男性也一一凌虐至死。<text:span text:style-name="T3"> <text:line-break/><text:line-break/></text:span>這一切暴行顯然早有預謀，因為暴亂者手上居然擁有平常人無法取得的官方選舉人名冊，藉以在混合社區裏頭迅速揪出穆斯林家庭。暴徒們同時也能準確無誤地找出穆斯林商鋪，儘管這些店家早有預警，早已改用印度教名字的店面招牌，卻依然難逃毒手。凡此種種，包括暴徒們屠殺的形式及超高效率，在在指明此一暴亂屠殺事件似乎早有預謀。<text:span text:style-name="T3"> <text:line-break/><text:line-break/></text:span>另一方面，警察在這場暴亂殺戮中所扮演的角色亦同樣令人震驚。他們對眼前發生的姦殺擄掠不但袖手旁觀，甚至還充當暴徒們的幫手，例如提供當地穆斯林家庭的住址，並且把企圖逃亡的穆斯林難民抓回來，交由暴徒處置。印度國內的人權團體及諸多國際人權組織都曾對此一事件開展大規模調查，充足的證據顯示，古吉拉特邦的警察收到上頭指示，不要阻止血腥暴力。<text:span text:style-name="T3"> <text:line-break/><text:line-break/></text:span>一位穆斯林婦女在一次司法調查中提出證詞，她說：<text:span text:style-name="T3"> <text:line-break/><text:line-break/></text:span>「暴徒們抓住我的丈夫，先是用劍往他頭上砍了兩下，然後把汽油澆在他的眼睛上，活活把他燒死。我的小姑則是被拖去剝光了衣服供人強姦，當時她的懷裏還抱著一個三月大的小嬰兒。強姦之後，暴徒們就把汽油澆在她身上，點火燒死，並且把嬰兒也丟入火堆中活活焚燒。<text:span text:style-name="T3"> <text:line-break/><text:line-break/></text:span>我的婆婆年邁無法爬樓梯，因此她和一個四歲的孫子就留在一樓。婆婆告訴他們說，儘管拿走所有的金錢和珠寶，求你們放過孩子。他們確實把錢財全拿走了，但仍然還是點火把孩子活活燒死。社區的少女們全被剝光了衣服，先是輪姦，然後也一一焚燒至死。警察就在現場觀看，他們全是暴徒的幫兇。」<text:span text:style-name="T3"> <text:line-break/><text:line-break/></text:span>以上只是許多人權組織所記錄的數百份目擊者證詞之一。事件中，警方卻不願接受受害者的報案，也不願為他們做筆錄。<text:span text:style-name="T3">" <text:line-break/><text:line-break/></text:span>即便在如此殘暴的血腥事件後，莫迪依舊公開表示：<text:span text:style-name="T3"> <text:line-break/><text:line-break/></text:span>「穆斯林是我邦的外來者，同時也是我們的敵人以及社會潛在的恐怖份子。穆斯林如果想要在此過上一個和平安定的生活，就必須對印度文化俯首稱臣，並且應該平靜地接受你們的次等國民地位。而且，倘若膽敢再發生對印度教徒的攻擊事件，那麼，等待穆斯林的，將會是更加殘酷恐怖的報復。」<text:span text:style-name="T3"> <text:line-break/><text:line-break/></text:span>痛苦與疼痛<text:span text:style-name="T3"> <text:line-break/><text:line-break/></text:span>以上是<text:span text:style-name="T3"><text:s/>"IN SPITE OF THE GODS</text:span>：<text:span text:style-name="T3">THE STRANGE RISE OF MODERN INDIA" </text:span>這書裏頭的一小段資料記載。整個惡行泯滅人性，罄竹難書。每次想到這類事情，心裏的悲痛，難以言喻。與其說我痛恨這樣一些人，痛恨這樣一種橫行於世的詐騙政治，不如說我實在很同情你我做為一個<text:span text:style-name="T3"><text:s/>"</text:span>人<text:span text:style-name="T3">" </text:span>的這樣一個基本事實。我因此很難不相信上帝，因為如果世上沒有神，根本沒有人能救贖我們脫離深重的罪孽和痛苦。<text:span text:style-name="T3"> <text:line-break/><text:line-break/></text:span>痛苦<text:span text:style-name="T3"><text:s/>(suffering) </text:span>旁人無法代為承受，只能祈求上天憐憫。但是，疼痛<text:span text:style-name="T3"><text:s/>(pain) </text:span>卻很具體，只是一種神經生理反應，卻帶來肉體莫大的折磨。我因此從小有個很深的心願，要是世上的一切疼痛可以量化，可以累積，然後可以全數轉移，我很希望能夠承受世上一切疼痛的總和。若能如此，我一定不會覺得疼痛，而且會很開心才對。但我知道，這種心願永無實現的可能，只是一場美麗空話，就好像我常想摘幾顆星給不管是誰的小孩玩一樣。<text:span text:style-name="T3"> <text:line-break/><text:line-break/></text:span>印太民主同盟？<text:span text:style-name="T3"> <text:line-break/><text:line-break/></text:span>最近印度國會大選，莫迪一如過往，再度推出許多恐怖份子參選，其中一位特別惡名昭彰，名叫<text:span text:style-name="T3"><text:s/>Pragya Singh Thakur</text:span>，是位女性，是個貨真價實的恐怖份子，曾於<text:span text:style-name="T3">2008</text:span>年，針對穆斯林社區及各地清真寺，策畫印度馬萊岡<text:span text:style-name="T3"><text:s/>(Malegaon) </text:span>城市的連環爆炸案，奪取十數條人命。不但至今逍遙法外，而且這回國會大選，竟然還以壓倒性票數獲勝。<text:span text:style-name="T3"> <text:line-break/><text:line-break/></text:span>由此也可以看出，印度在所謂民主外衣下，整個社會朝向一種強調某種自我認同的極端化；只要打著反中、反穆斯林、<text:span text:style-name="T3">"</text:span>捍衛正港ㄟ印度人<text:span text:style-name="T3">" </text:span>的口號，往往就能囊括大多數選票。一如台灣的民進黨，印度政客們同時也熱烈響應美國旨在圍堵與消滅中國的<text:span text:style-name="T3"><text:s/>"</text:span>印太戰略<text:span text:style-name="T3">"</text:span>，不斷對民眾洗腦，造謠渲染事實上根本不存在的中國侵略威脅，不斷加強和美國的<text:span text:style-name="T3"><text:s/>"</text:span>反中<text:span text:style-name="T3">" </text:span>同盟關係，以便從美方獲得更多藉以掠奪個人權位與私利的政治保障。<text:span text:style-name="T3"> <text:line-break/><text:line-break/></text:span>你看，這兩年來，民進黨幾乎每天不斷附和美國的<text:span text:style-name="T3"><text:s/>"</text:span>印太戰略<text:span text:style-name="T3">"</text:span>，每天高歌民主與人權，動輒就說什麼惟有加入印太戰略，才能捍衛台灣與世界的民主自由與人權云云。就在這個月初<text:span text:style-name="T3"><text:s/>(</text:span>六月二日<text:span text:style-name="T3">)</text:span>，蔡英文又在講什麼<text:span text:style-name="T3"><text:s/>"</text:span>印太<text:span text:style-name="T3">" </text:span>了。她說：<text:span text:style-name="T3"> <text:line-break/><text:line-break/></text:span>「台灣民主自由是世界公認。如果台灣守不住，民主自由也就守不住，現在的台灣已經不是兩岸關係裡頭的台灣，而是印太地區的台灣。現在，我們當一個台灣人已經比較有尊嚴。」<text:span text:style-name="T3"> <text:line-break/><text:line-break/></text:span>報上說，蔡英文此話一出，立即引起現場民眾同聲歡呼附和。這類民主鳥話，特別是在校園，更是反應熱烈。在這樣一個徹底封閉的小島上，洗腦威力之強大，若非身處島嶼之中，實難想像。在這島上，不管多麼荒唐離譜的謊言，不管多麼違反事實的陳述，照樣能洗進幾乎每個人<text:span text:style-name="T3"><text:s/>(</text:span>特別是年輕人<text:span text:style-name="T3">) </text:span>的腦子裏，進而跟著朗朗上口。極少數對之稍有異議者，就會變成眾矢之的，全民公敵。<text:span text:style-name="T3"> <text:line-break/><text:line-break/></text:span>前些日子<text:span text:style-name="T3"><text:s/>(</text:span>六月四日<text:span text:style-name="T3">)</text:span>，蔡英文和前駐日美軍司令<text:span text:style-name="T3">Edward A. Rice</text:span>見面，再三保證台灣將會「持續為印太戰略貢獻心力，共同維護民主自由」。可以說幾乎無時無刻，綠營及其一大票走狗們，就像壞掉的唱盤那樣，不斷反覆播放類似論調。例子俯拾皆是，例如蔡英文的什麼<text:span text:style-name="T3"><text:s/>"</text:span>想想論壇<text:span text:style-name="T3">" </text:span>寫著：「台灣和印度都是民主國家，雙方存在著民主價值與民主制度上的自然親近感」，所以雙方應密切合作，打擊中國獨裁，捍衛民主與自由云云。<text:span text:style-name="T3"> <text:line-break/><text:line-break/></text:span>再舉個例，<text:span text:style-name="T3">2007</text:span>年時，阿扁仍當權，游錫堃擔任民進黨主席，接見印度國會議員訪問團時，致詞表示「肯定印度民主發展與經濟崛起的雙頭並進，反觀中國雖然經濟起飛，但其獨裁政權卻帶來很大的威脅。」並說：「近年來，中印兩國經濟發展表現亮眼，卻有極大差異，其中印度是一個民主國家，而中國卻是一個獨裁國家，其經濟發展對於亞太地區的和平毫無幫助，帶來很大的威脅」。<text:span text:style-name="T3"> <text:line-break/><text:line-break/></text:span>或是像綠油油的《民報》，最近甚至大力歌頌印度剛落幕的國會大選是「偉大、神聖的民主」，它如此寫道：<text:span text:style-name="T3"> <text:line-break/><text:line-break/></text:span>「當今的獨裁中國政權，已經不只是禍害自己的國民而已，它正迅速地用其巨額金錢滲透、摧毀全世界的民主和經濟體制！獨裁政權的經濟越發達，越對自由世界構成威脅，只有像印度這種民主體制下的大國經濟發展，才能促使世界經濟的良性發展和競爭。印度人民用選舉來捍衛自己神聖的權利，其智慧遠超中國的御用文人們。僅僅這一點，就是偉大的印度，偉大的印度人民！絕對超過中國，超過中國人！」<text:span text:style-name="T3"> <text:line-break/><text:line-break/></text:span>我常納悶，這究竟是無知還是無恥？真的有人這麼無知嗎？還是無恥透了頂？並且以為大家全是腦殘或不識字？所以隨便他們胡扯瞎掰？<text:span text:style-name="T3"> <text:line-break/><text:line-break/></text:span>你知道印度選舉是怎麼選的嗎？特別是莫迪的印度人民黨<text:span text:style-name="T3"><text:s/>(BJP)</text:span>，更是惡行昭彰，暴力橫行；造謠抹黑及全面性的假新聞及做票那就不用說了，基本上就是一種槍口下的選舉：暴力私刑不斷，跺手跺腳、法外處決、綁架殺人，性侵婦孺，各種威脅恐嚇，罄竹難書。看你是要命還是要自主投票？稍有不慎，小命難保。至於買票賄選或期約賣官等等等，基本上就是一種選舉常態。<text:span text:style-name="T3"> <text:line-break/><text:line-break/></text:span>人民的一般生活更是無端困苦，財富全被政客與財團掠奪。舉個例，各位去過印度就知道，你必須隨時買瓶裝水或礦泉水喝，否則健康難保，因為水源太髒太可怕了。這也說明了為何印度的新生兒死亡率那麼高的主要原因之一，大多出於水源污染，致病而死。可是，你知道為什麼印度政府始終不改善飲水基本衛生安全嗎？因為礦泉水或瓶裝水公司往往由財團及政客掌控，藉以賺取暴利。<text:span text:style-name="T3"> <text:line-break/><text:line-break/></text:span>我其實很不想講這些，因為印度之為惡程度，遠遠超過這些<text:span text:style-name="T3"><text:s/>"</text:span>小事<text:span text:style-name="T3">" </text:span>幾百萬倍之可怕。<text:span text:style-name="T3"> <text:line-break/><text:line-break/></text:span>仇恨<text:span text:style-name="T3"> <text:line-break/><text:line-break/></text:span>在<text:span text:style-name="T3">21</text:span>世紀的今天，在大多數國家裏面，你很少會見到像印度這樣一種由政府所組織動員的大屠殺；政權背後的撐腰者就是美國。只要你仇中反華，看你要怎姦殺擄掠都沒關係，照樣是偉大的民主國家。反之，就是萬惡的獨裁政權。<text:span text:style-name="T3"> <text:line-break/><text:line-break/></text:span>一位印度專欄作家<text:span text:style-name="T3"><text:s/>S.K. Pande</text:span>，曾寫了幾篇文章，說明莫迪和美國的關係之密切程度，猶如當年入侵伊拉克時英國首相布萊爾和美國總統布希之密切；只是這回的打擊對象不是伊拉克，而是中國。他並指出，整個印度政壇充斥著<text:span text:style-name="T3"><text:s/>CIA</text:span>與美國各方勢力代理人，而這些人跟<text:span text:style-name="T3"><text:s/>RSS </text:span>的關係特別密切。<text:span text:style-name="T3"> <text:line-break/><text:line-break/></text:span>印度有一位專門研究<text:span text:style-name="T3"><text:s/>RSS</text:span>、非常著名的學者<text:span text:style-name="T3"><text:s/>Desh Raj Goyal</text:span>，年少時曾加入<text:span text:style-name="T3"><text:s/>RSS</text:span>，更進一步指證歷歷說明印度這股主流勢力和<text:span text:style-name="T3"><text:s/>CIA</text:span>千絲萬縷的關係。印度最高法院於<text:span text:style-name="T3">2014</text:span>年亦曾判決，<text:span text:style-name="T3">BJP</text:span>及其它政黨違法接受外國勢力的金援與賄賂，並特別指出<text:span text:style-name="T3"><text:s/>CIA </text:span>往往透過經援所謂學術研究、文化與宗教活動及各種志工營隊或企業等等活動，掩人耳目，藉以在它國境內從事洗腦與顛覆活動。<text:span text:style-name="T3"> <text:line-break/><text:line-break/></text:span>重點是，一般人知道以上這一切嗎？不但不知道，而且還真以為什麼捍衛民主自由，還真以為台灣好棒好偉大，加入這樣一個維護什麼民主自由的偉大陣營。<text:span text:style-name="T3"> <text:line-break/><text:line-break/>2017</text:span>年的<text:span text:style-name="T3"><text:s/>8</text:span>月<text:span text:style-name="T3">15</text:span>日，適逢印度獨立<text:span text:style-name="T3">70</text:span>周年。然而就在當時，印軍入侵中國邊界，雙方對峙長達數月之久。在某個廣場上，面對數萬群眾，莫迪提出一個口號叫做「打造新印度」。莫迪說，「新印度就是要反恐，並且要積極和美國等國家一起併肩作戰，打擊恐怖主義」。可是，印度最大的恐怖主義根源，不就是莫迪及其所屬的<text:span text:style-name="T3"><text:s/>RSS </text:span>和<text:span text:style-name="T3"><text:s/>BJP </text:span>長年所倡導的種種排它性思想嗎？<text:span text:style-name="T3"> <text:line-break/><text:line-break/></text:span>莫迪還說，在「新印度」之中，貪污腐敗「將沒有容身之處」。這其實就跟吃銅吃鐵無所不貪的民進黨高喊清廉是一樣的意思。<text:span text:style-name="T3"> <text:line-break/><text:line-break/></text:span>莫迪的「新印度」，事實上就是我上面所描述的這樣一種由<text:span text:style-name="T3"><text:s/>RSS</text:span>所主導的印度：仇中反華反穆斯林，貪污腐敗，泯滅人性，顛倒是非黑白，乃至兄弟血腥相殘。<text:span text:style-name="T3"> <text:line-break/><text:line-break/></text:span>大家要以為台灣不會走上那樣一種極端。各位不妨看看二戰時的烏克蘭和波蘭之內部族群血腥相殘<text:span text:style-name="T3"><text:s/>(</text:span>強烈推薦<text:span text:style-name="T3"><text:s/>Wojciech Smarzowski </text:span>所導演的<text:span text:style-name="T3"><text:s/>Volhynia</text:span>，台譯<text:span text:style-name="T3"><text:s/>"</text:span>仇恨<text:span text:style-name="T3">")</text:span>，不妨看看科索沃，看看塞爾維亞，看看南斯拉夫，看看這一切被西方外來勢力所挑起的兄弟相殘之極端血腥以及極端令人訝異。帝國勢力入侵，刻意操弄族群對立，而仇恨居然可以這樣就被憑空大量製造出來，進而無限氾濫。<text:span text:style-name="T3"> <text:line-break/><text:line-break/></text:span>操弄高手與最終解決方案<text:span text:style-name="T3"> <text:line-break/><text:line-break/></text:span>莫迪表示，在自由的「新印度」裏頭，絕不容許打著「信仰」的旗號從事暴力活動。可是，這樣一種宗教極端主義的暴力行徑，恰恰是莫迪所專長。莫迪還說：「我們必須下定決心，在<text:span text:style-name="T3">2022</text:span>年之前實現印度『自由戰士』（指聖雄甘地）的夢想。」很可笑吧，在甘地的誕生地一手製造印度版<text:span text:style-name="T3">228</text:span>大屠殺的就是莫迪。<text:span text:style-name="T3"> <text:line-break/><text:line-break/></text:span>莫迪的政治同夥，同時也是<text:span text:style-name="T3"><text:s/>VHP </text:span>的總書記<text:span text:style-name="T3"><text:s/>Praveen Togadia</text:span>，在談到莫迪所發動的這場針對穆斯林的大屠殺時，竟然如此說道：「穆斯林的暴力氾濫，那是因為我們的國家追隨甘地，縱容所致。因此，我們不再需要甘地。」上面提到的那位由莫迪提名、數年前曾製造連環爆炸案殺死十數條人命的恐怖份子<text:span text:style-name="T3"><text:s/>Pragya Singh Thakur</text:span>，甚至還多次讚揚殺害甘地的兇手是「真正的愛國者」。<text:span text:style-name="T3"> <text:line-break/><text:line-break/></text:span>跟台灣一樣，這些政客也深獲印度年輕人喜歡，並且也有著一群太陽花式<text:span text:style-name="T3"><text:s/>"</text:span>覺醒青年<text:span text:style-name="T3">"</text:span>，也是很喜歡砸銅像。砸誰的銅像呢？就是甘地；把甘地砍頭或毀容。為什麼？因為他們認為甘地不愛印度，是穆斯林的同路人，是印度教的叛徒。<text:span text:style-name="T3"> <text:line-break/><text:line-break/></text:span>你必須明白，這些政客雖然壞，但他們一點都不笨，他們全是政治操弄的高手，講的是一套，做的又是另一套，而且人前人後言行不一，一如台灣之人渣政客們，十分精於操弄。<text:span text:style-name="T3"> <text:line-break/><text:line-break/></text:span>有位印度導演叫做<text:span text:style-name="T3"><text:s/>Rakesh Sharma</text:span>，拍了一部長達三個半小時的記錄片<text:span text:style-name="T3"><text:s/>"Final Solution" (</text:span>最終解決方案<text:span text:style-name="T3">)</text:span>，詳實記錄與調查採訪莫迪在<text:span text:style-name="T3"><text:s/>2002 </text:span>年所發動的那場大屠殺。<text:span text:style-name="T3">"</text:span>最終解決方案<text:span text:style-name="T3">" </text:span>一詞取自納粹針對猶太人的種族滅絕計畫，導演藉以指稱類似莫迪所代表的那樣一種盛行於印度的主流勢力，排斥所謂異族或異己或外來者與後來者，並以自身認同為傲，一如納粹一般。<text:span text:style-name="T3"> <text:line-break/><text:line-break/></text:span>我沒看這片子，但我知道這位導演講了一些話，他說，諸多跡象與證據顯示，該場大屠殺是莫迪政府及其政黨所幕後策動；姦殺擄掠的背後，更有著這樣一種主流意識形態：亦即對自身認同充滿<text:span text:style-name="T3"><text:s/>"</text:span>驕傲<text:span text:style-name="T3">"</text:span>，強調一種<text:span text:style-name="T3"><text:s/>"</text:span>正宗<text:span text:style-name="T3">" </text:span>或<text:span text:style-name="T3"><text:s/>"</text:span>正港ㄟ<text:span text:style-name="T3">" </text:span>、土生土長的印度人認同；不但宗教必須正港，文化、政治、地域與語言也必須正港，強調建立一種<text:span text:style-name="T3"><text:s/>"</text:span>真正的<text:span text:style-name="T3">" </text:span>印度本土政權，否則就是不愛印度，是印度之敵。<text:span text:style-name="T3"> <text:line-break/><text:line-break/></text:span>因此，對穆林與基督教等等<text:span text:style-name="T3"><text:s/>"</text:span>後來者<text:span text:style-name="T3">"</text:span>、<text:span text:style-name="T3">"</text:span>外來者<text:span text:style-name="T3">" </text:span>或<text:span text:style-name="T3"><text:s/>"</text:span>侵入者<text:span text:style-name="T3">" </text:span>乃至鄰近的中國充滿敵意，認為這些人事物都是<text:span text:style-name="T3"><text:s/>"</text:span>最終<text:span text:style-name="T3">" </text:span>必須<text:span text:style-name="T3"><text:s/>"</text:span>解決<text:span text:style-name="T3">" </text:span>的對象。在<text:span text:style-name="T3"><text:s/>"</text:span>最終解決<text:span text:style-name="T3">" </text:span>來到之前，這些有毒有害的人事物，都不應該跟正港的印度人享有同等資源與權利地位。例如，政府曾經集體驅逐數百名穆斯林學生，強迫他們轉學到偏遠地區，因為他們沒有資格跟正港的印度人享有同樣的教育資源或醫療資源。<text:span text:style-name="T3"> <text:line-break/><text:line-break/></text:span>導演還說，這些政客及其文化代言人極為擅於利用新聞事件加以政治操弄，騙取選票，更是廣獲年輕族群的熱烈支持。<text:span text:style-name="T3"> <text:line-break/><text:line-break/></text:span>結尾：特別為<text:span text:style-name="T3"><text:s/>half-witted </text:span>而寫<text:span text:style-name="T3"> <text:line-break/><text:line-break/></text:span>我這文章，算一算九千多字，花了我兩個夜診後極其疲憊的夜晚。頭腦昏沉，詞不達意，但我若不踩煞車，別說九千字，九萬字我都能一直寫下去。因為眼睛有事，現在寫東西特別吃力，但我能做的也就是這些了。<text:span text:style-name="T3"><text:line-break/><text:line-break/></text:span>這跟韓國瑜有什麼關係嗎？當然有關係，但我當然不是為了他或僅僅為了一個選舉而寫，而是特別為了維根斯坦所說的那些<text:span text:style-name="T3"><text:s/>"half-witted" </text:span>而寫。<text:span text:style-name="T3">"half-witted" </text:span>就是指一個人僅僅只有一半的智能，翻譯成大白話就是腦殘。腦殘者往往特別會以為自己很有自主判斷力，具有什麼獨立思考的能力。<text:span text:style-name="T3"> <text:line-break/><text:line-break/></text:span>今天晚餐時，學姊提到說有個國中生當面嗆罵韓國瑜。那學生說韓國瑜<text:span text:style-name="T3"><text:s/>"</text:span>很可笑<text:span text:style-name="T3">"</text:span>，竟然想選總統，<text:span text:style-name="T3">"</text:span>只會向中央申請一些奇奇怪怪的經費<text:span text:style-name="T3"><text:s/>(</text:span>指防治登革熱<text:span text:style-name="T3">)"</text:span>；這學生還烙英文說這樣只會傷害韓國瑜的什麼<text:span text:style-name="T3"><text:s/>"reputation"</text:span>。我的天啊！不要拉我，我真的很想去撞牆。<text:span text:style-name="T3"> <text:line-break/><text:line-break/></text:span>我跟學姊說，大多數人其實只能被洗腦，所以良善的政權應該盡量把持洗腦的權柄與媒體，才能使人、使社會走上正途。至於所謂獨立思考的能力，我以前以為那是一種眾人都能培養的能力，但我現在不這麼想了。我認為那是天才的特徵，僅僅屬於極少數聰慧者。<text:span text:style-name="T3"> <text:line-break/><text:line-break/></text:span>至於一般人，你恐怕只能直接告訴他答案，然後再來教他怎麼演算出某個答案來，你很難期待每個人能夠培養出獨立思考能力。人們其實連思考都不會，更不用說什麼獨立思考了。<text:span text:style-name="T3"> <text:line-break/><text:line-break/></text:span>最近看到一個漫畫很好笑，上面寫著：<text:span text:style-name="T3">"</text:span>千萬不要小看一大群白癡的威力。<text:span text:style-name="T3">" </text:span>我因此為<text:span text:style-name="T3"><text:s/>half-witted </text:span>而寫，看看能不能幫忙填滿這一大群人另一半消失的腦子。</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